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9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10" style:family="paragraph" style:parent-style-name="Standard">
      <style:text-properties style:font-name-asian="Arial1"/>
    </style:style>
    <style:style style:name="P11" style:family="paragraph" style:parent-style-name="Standard">
      <style:text-properties officeooo:rsid="000eed4a" officeooo:paragraph-rsid="000eed4a" style:font-name-asian="Arial1"/>
    </style:style>
    <style:style style:name="P12" style:family="paragraph" style:parent-style-name="Standard">
      <style:text-properties officeooo:rsid="000eed4a" officeooo:paragraph-rsid="0015f8bc" style:font-name-asian="Arial1"/>
    </style:style>
    <style:style style:name="P13" style:family="paragraph" style:parent-style-name="Standard">
      <style:paragraph-properties fo:text-align="justify" style:justify-single-word="false"/>
      <style:text-properties officeooo:rsid="000eed4a" officeooo:paragraph-rsid="0015f8bc" style:font-name-asian="Arial1"/>
    </style:style>
    <style:style style:name="P14" style:family="paragraph" style:parent-style-name="Standard">
      <style:text-properties officeooo:paragraph-rsid="0015f8bc" style:font-name-asian="Arial1"/>
    </style:style>
    <style:style style:name="P15" style:family="paragraph" style:parent-style-name="Standard">
      <style:text-properties style:font-name="Calibri1" fo:font-size="12pt" officeooo:paragraph-rsid="0015f8bc" style:font-name-asian="ArialMT" style:font-size-asian="12pt" style:font-name-complex="ArialMT" style:font-size-complex="12pt"/>
    </style:style>
    <style:style style:name="P16" style:family="paragraph" style:parent-style-name="Standard">
      <style:text-properties officeooo:paragraph-rsid="0015f8bc"/>
    </style:style>
    <style:style style:name="P17" style:family="paragraph" style:parent-style-name="Standard">
      <style:text-properties fo:font-weight="normal" officeooo:rsid="000eed4a" officeooo:paragraph-rsid="0015f8bc" style:font-name-asian="Arial1" style:font-weight-asian="normal" style:font-weight-complex="normal"/>
    </style:style>
    <style:style style:name="P18" style:family="paragraph" style:parent-style-name="Heading_20_1" style:list-style-name="WWNum1"/>
    <style:style style:name="P19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5f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cumento de Casos de Uso – Projeto 1</text:p>
      <text:list xml:id="list30618024" text:style-name="WWNum1">
        <text:list-item>
          <text:h text:style-name="P18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8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/text:p>
          </table:table-cell>
        </table:table-row>
        <table:table-row table:style-name="Tabela1.1">
          <table:table-cell table:style-name="Tabela1.A3" office:value-type="string">
            <text:p text:style-name="P14"><text:span text:style-name="T6">Finalidade:</text:span></text:p>
          </table:table-cell>
          <table:table-cell table:style-name="Tabela1.A3" office:value-type="string">
            <text:p text:style-name="P12"><text:span text:style-name="T6">Acessar o sistema através de um login</text:span>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6">e essenci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15"><text:span text:style-name="T6">Referências Cruzadas:</text:span></text:p>
          </table:table-cell>
          <table:table-cell table:style-name="Tabela1.A3" office:value-type="string">
            <text:p text:style-name="P13"><text:span text:style-name="T6">RF1</text:span></text:p>
          </table:table-cell>
        </table:table-row>
      </table:table>
      <text:p text:style-name="P16"><text:span text:style-name="T6">Sequência típica de eventos: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><text:span text:style-name="T6">Ação do ator</text:span></text:p>
          </table:table-cell>
          <table:table-cell table:style-name="Tabela4.A1" office:value-type="string">
            <text:p text:style-name="P17"><text:span text:style-name="T6">Resposta do sistema</text:span></text:p>
          </table:table-cell>
        </table:table-row>
        <table:table-row table:style-name="Tabela4.1">
          <table:table-cell table:style-name="Tabela4.A1" office:value-type="string">
            <text:p text:style-name="P14"><text:span text:style-name="T6">1. Este caso de uso começa quando o usuário chega ao computador para acessar o sistema</text:span></text:p>
          </table:table-cell>
          <table:table-cell table:style-name="Tabela4.A1" office:value-type="string">
            <text:p text:style-name="P12"/>
          </table:table-cell>
        </table:table-row>
        <table:table-row table:style-name="Tabela4.1">
          <table:table-cell table:style-name="Tabela4.A3" office:value-type="string">
            <text:p text:style-name="P14"><text:span text:style-name="T6">2. O usuário insere seu e-mail e senha </text:span></text:p>
          </table:table-cell>
          <table:table-cell table:style-name="Tabela4.A3" office:value-type="string">
            <text:p text:style-name="P12"><text:span text:style-name="T6">3. Exibe a mensagem de acesso bem sucedido</text:span></text:p>
          </table:table-cell>
        </table:table-row>
      </table:table>
      <text:p text:style-name="P16"><text:span text:style-name="T6">Linha 2: E-mail e senha inválidos. Exibe o erro. </text:span></text:p>
      <text:p text:style-name="P16"><text:span text:style-name="T6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8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6">Usuário</text:p>
          </table:table-cell>
        </table:table-row>
        <table:table-row table:style-name="Tabela2.1">
          <table:table-cell table:style-name="Tabela2.A3" office:value-type="string">
            <text:p text:style-name="P14"><text:span text:style-name="T6">Finalidade:</text:span></text:p>
          </table:table-cell>
          <table:table-cell table:style-name="Tabela2.A3" office:value-type="string">
            <text:p text:style-name="P12"><text:span text:style-name="T6">Registrar uma doação de sangue relacionando os dados da doação à um doador</text:span>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5">Primário <text:span text:style-name="T6">e essencial</text:span></text:p>
          </table:table-cell>
        </table:table-row>
        <table:table-row table:style-name="Tabela2.1">
          <table:table-cell table:style-name="Tabela2.A1" office:value-type="string">
            <text:p text:style-name="P5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escolhendo um doador já cadastrado </text:span><text:span text:style-name="T5">através de uma lista</text:span><text:span text:style-name="T1"> e inserindo os </text:span><text:soft-page-break/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</table:table>
      <text:p text:style-name="P16"><text:span text:style-name="T6">Sequência típica de eventos: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><text:span text:style-name="T6">Ação do ator</text:span></text:p>
          </table:table-cell>
          <table:table-cell table:style-name="Tabela5.A1" office:value-type="string">
            <text:p text:style-name="P17"><text:span text:style-name="T6">Resposta do sistema</text:span></text:p>
          </table:table-cell>
        </table:table-row>
        <table:table-row table:style-name="Tabela5.1">
          <table:table-cell table:style-name="Tabela5.A1" office:value-type="string">
            <text:p text:style-name="P14"><text:span text:style-name="T6">1. O usuário acessa o sistema</text:span></text:p>
          </table:table-cell>
          <table:table-cell table:style-name="Tabela5.A1" office:value-type="string">
            <text:p text:style-name="P12"/>
          </table:table-cell>
        </table:table-row>
        <table:table-row table:style-name="Tabela5.1">
          <table:table-cell table:style-name="Tabela5.A3" office:value-type="string">
            <text:p text:style-name="P14"><text:span text:style-name="T6">2. O usuário escolhe registrar uma doação de sangue </text:span></text:p>
          </table:table-cell>
          <table:table-cell table:style-name="Tabela5.A3" office:value-type="string">
            <text:p text:style-name="P12"><text:span text:style-name="T6"/></text:p>
          </table:table-cell>
        </table:table-row>
        <table:table-row table:style-name="Tabela5.1">
          <table:table-cell table:style-name="Tabela5.A1" office:value-type="string">
            <text:p text:style-name="P14"><text:span text:style-name="T6">3. O usuário escolhe um doador já cadastrado e insere os dados relacionados à doação</text:span></text:p>
          </table:table-cell>
          <table:table-cell table:style-name="Tabela5.A1" office:value-type="string">
            <text:p text:style-name="P14"><text:span text:style-name="T6">4. Exibe a mensagem de cadastro bem sucedido</text:span></text:p>
          </table:table-cell>
        </table:table-row>
      </table:table>
      <text:p text:style-name="P16"><text:span text:style-name="T6">Linha 3: O usuário não insere os dados obrigatórios. Exibe mensagem de erro.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9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5">Usuário</text:p>
          </table:table-cell>
        </table:table-row>
        <table:table-row table:style-name="Tabela3.1">
          <table:table-cell table:style-name="Tabela3.A3" office:value-type="string">
            <text:p text:style-name="P14"><text:span text:style-name="T6">Finalidade:</text:span></text:p>
          </table:table-cell>
          <table:table-cell table:style-name="Tabela3.A3" office:value-type="string">
            <text:p text:style-name="P12"><text:span text:style-name="T6">Registrar um doador de sangue no sistema</text:span>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5">Primário <text:span text:style-name="T6">e essenci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</table:table>
      <text:p text:style-name="P16"><text:span text:style-name="T6">Sequência típica de eventos: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4"><text:span text:style-name="T6">Ação do ator</text:span></text:p>
          </table:table-cell>
          <table:table-cell table:style-name="Tabela6.A1" office:value-type="string">
            <text:p text:style-name="P17"><text:span text:style-name="T6">Resposta do sistema</text:span></text:p>
          </table:table-cell>
        </table:table-row>
        <table:table-row table:style-name="Tabela6.1">
          <table:table-cell table:style-name="Tabela6.A1" office:value-type="string">
            <text:p text:style-name="P14"><text:span text:style-name="T6">1. O usuário acessa o sistema</text:span></text:p>
          </table:table-cell>
          <table:table-cell table:style-name="Tabela6.A1" office:value-type="string">
            <text:p text:style-name="P12"/>
          </table:table-cell>
        </table:table-row>
        <table:table-row table:style-name="Tabela6.1">
          <table:table-cell table:style-name="Tabela6.A3" office:value-type="string">
            <text:p text:style-name="P14"><text:span text:style-name="T6">2. O usuário escolhe cadastrar um doador e insere os dados</text:span></text:p>
          </table:table-cell>
          <table:table-cell table:style-name="Tabela6.A3" office:value-type="string">
            <text:p text:style-name="P12"><text:span text:style-name="T6">3. Exibe a mensagem de cadastro bem sucedido</text:span></text:p>
          </table:table-cell>
        </table:table-row>
      </table:table>
      <text:p text:style-name="P16"><text:span text:style-name="T6">Linha 2: O usuário não insere os dados obrigatórios. Exibe mensagem de er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1-23T11:13:18.91</dc:date>
    <meta:editing-cycles>8</meta:editing-cycles>
    <meta:editing-duration>PT18S</meta:editing-duration>
    <meta:generator>LibreOffice/3.6$Windows_x86 LibreOffice_project/e29a214-2bbed72-0621de6-a97528c-8f066d</meta:generator>
    <meta:document-statistic meta:table-count="6" meta:image-count="0" meta:object-count="0" meta:page-count="2" meta:paragraph-count="63" meta:word-count="414" meta:character-count="2546" meta:non-whitespace-character-count="2137"/>
    <meta:template xlink:type="simple" xlink:actuate="onRequest" xlink:title="Normal.dotm" xlink:href=""/>
  </office:meta>
</office:document-meta>
</file>